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d4f2" officeooo:paragraph-rsid="001dd4f2"/>
    </style:style>
    <style:style style:name="P2" style:family="paragraph" style:parent-style-name="Standard">
      <style:text-properties officeooo:rsid="001dd4f2" officeooo:paragraph-rsid="001f9502"/>
    </style:style>
    <style:style style:name="P3" style:family="paragraph" style:parent-style-name="Standard">
      <style:text-properties officeooo:rsid="001ec198" officeooo:paragraph-rsid="001ec198"/>
    </style:style>
    <style:style style:name="P4" style:family="paragraph" style:parent-style-name="Standard">
      <style:text-properties officeooo:rsid="001f9502" officeooo:paragraph-rsid="001f9502"/>
    </style:style>
    <style:style style:name="P5" style:family="paragraph" style:parent-style-name="Standard">
      <style:text-properties officeooo:rsid="0021e84b" officeooo:paragraph-rsid="0021e84b"/>
    </style:style>
    <style:style style:name="P6" style:family="paragraph" style:parent-style-name="Standard">
      <style:text-properties officeooo:rsid="00231c2e" officeooo:paragraph-rsid="00231c2e"/>
    </style:style>
    <style:style style:name="P7" style:family="paragraph" style:parent-style-name="Standard">
      <style:text-properties officeooo:rsid="002388a1" officeooo:paragraph-rsid="002388a1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f9502" officeooo:paragraph-rsid="001f9502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dd4f2" officeooo:paragraph-rsid="001dd4f2"/>
    </style:style>
    <style:style style:name="P1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ec198" officeooo:paragraph-rsid="001ec198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ec198"/>
    </style:style>
    <style:style style:name="T4" style:family="text">
      <style:text-properties style:text-underline-style="none" officeooo:rsid="001f9502"/>
    </style:style>
    <style:style style:name="T5" style:family="text">
      <style:text-properties style:text-underline-style="none" officeooo:rsid="001faaa8"/>
    </style:style>
    <style:style style:name="T6" style:family="text">
      <style:text-properties style:text-underline-style="none" officeooo:rsid="0021e84b"/>
    </style:style>
    <style:style style:name="T7" style:family="text">
      <style:text-properties style:text-underline-style="none" officeooo:rsid="002388a1"/>
    </style:style>
    <style:style style:name="T8" style:family="text">
      <style:text-properties style:text-underline-style="none" officeooo:rsid="00252e0b"/>
    </style:style>
    <style:style style:name="T9" style:family="text">
      <style:text-properties style:text-underline-style="none" officeooo:rsid="0025394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– GetProperty</text:p>
      <text:p text:style-name="P1"/>
      <text:p text:style-name="P1">//gibt den phat zum aktuellen Verzeichnis zurück.</text:p>
      <text:p text:style-name="P1">String currentDirectory = System.getProperty(“user.dir“);</text:p>
      <text:p text:style-name="P1"/>
      <text:p text:style-name="P1">//gib das Heimverzeichnis des Benutzers zurück.</text:p>
      <text:p text:style-name="P1">String homeDirectory = System.getProperty(“user.home“);</text:p>
      <text:p text:style-name="P9"/>
      <text:p text:style-name="P1"/>
      <text:p text:style-name="P1">– Path <text:span text:style-name="T1">Schnittstelle</text:span></text:p>
      <text:p text:style-name="P1"><text:span text:style-name="T2"/></text:p>
      <text:p text:style-name="P1"><text:span text:style-name="T2">→</text:span><text:span text:style-name="T3"> Ein Path-Objekt repräsentiert ein Verzeichnis oder Datei (auch wenn Verzeichnis oder Datei <text:tab/>nicht existieren).</text:span></text:p>
      <text:p text:style-name="P1"><text:span text:style-name="T2">→ Beispiel:</text:span></text:p>
      <text:p text:style-name="P1"><text:span text:style-name="T2">import java.nio.file.*;</text:span></text:p>
      <text:p text:style-name="P1"><text:span text:style-name="T2"/></text:p>
      <text:p text:style-name="P1"><text:span text:style-name="T2">String curDir = System.getProperty(“user.dir“);</text:span></text:p>
      <text:p text:style-name="P1"><text:span text:style-name="T2"/></text:p>
      <text:p text:style-name="P1"><text:span text:style-name="T2">//</text:span><text:span text:style-name="T3">Paths.get() erzeugt ein Objekt, welches die Path-Schnittstelle implementiert.</text:span></text:p>
      <text:p text:style-name="P1"><text:span text:style-name="T2">Path p = </text:span><text:span text:style-name="T3">Paths.get(curDir);</text:span></text:p>
      <text:p text:style-name="P1"><text:span text:style-name="T3"/></text:p>
      <text:p text:style-name="P2"><text:span text:style-name="T3">→</text:span><text:span text:style-name="T4"> Die Methode Paths.get(); fügt den Pfad automatisch zusammen, ein “/“ oder ein “\“ wir nicht <text:tab/>benötigt.</text:span></text:p>
      <text:p text:style-name="P2"><text:span text:style-name="T4">→ Beispiel: </text:span></text:p>
      <text:p text:style-name="P4"><text:span text:style-name="T2">Path p = Paths.get(homeDir, “Pictures“, “foto.jps“);</text:span></text:p>
      <text:p text:style-name="P8"><text:span text:style-name="T2"/></text:p>
      <text:p text:style-name="P4"><text:span text:style-name="T2"/></text:p>
      <text:p text:style-name="P4"><text:span text:style-name="T2"/></text:p>
      <text:p text:style-name="P1"><text:span text:style-name="T3">– </text:span><text:span text:style-name="T5">Files</text:span></text:p>
      <text:p text:style-name="P1"><text:span text:style-name="T5"/></text:p>
      <text:p text:style-name="P1"><text:span text:style-name="T5">→ Die Klasse Files liefert Methoden, um Dateien und Verzeichnisse zu untersuchen (ist die Datei <text:tab/>vorhanden? Ist die Datei Schreibbar?…)</text:span></text:p>
      <text:p text:style-name="P1"><text:span text:style-name="T5"/></text:p>
      <text:p text:style-name="P1"><text:span text:style-name="T5">→</text:span><text:span text:style-name="T8"> Die Klasse Files liefert Methoden, um Verzeichnisse und Dateien zu: verschieben, kopieren, <text:tab/>erstellen und löschen.</text:span></text:p>
      <text:p text:style-name="P1"><text:span text:style-name="T5"/></text:p>
      <text:p text:style-name="P1"><text:span text:style-name="T5">→</text:span><text:span text:style-name="T9"> Dateien lesen und schreiben mit den Methoden bufferedR.. und … .</text:span></text:p>
      <text:p text:style-name="P1"><text:span text:style-name="T5"/></text:p>
      <text:p text:style-name="P1"><text:span text:style-name="T5">→</text:span><text:span text:style-name="T6"> Die Methode newDirectoryStream erzeugt ein DirectoryStream&lt;Path&gt; Objekt, dass alle Path</text:span></text:p>
      <text:p text:style-name="P1"><text:span text:style-name="T6"><text:tab/>Objekte, die Verzeichnisse und Dateien repräsentieren, speichert. </text:span></text:p>
      <text:p text:style-name="P1"><text:span text:style-name="T6"/></text:p>
      <text:p text:style-name="P1"><text:span text:style-name="T6">→<text:tab/>Beispiel:</text:span></text:p>
      <text:p text:style-name="P1"><text:span text:style-name="T6"/></text:p>
      <text:p text:style-name="P5"><text:span text:style-name="T2">import java.io.IOException;</text:span></text:p>
      <text:p text:style-name="P5"><text:span text:style-name="T2">import java.nio.file.*;</text:span></text:p>
      <text:p text:style-name="P5"><text:span text:style-name="T2"/></text:p>
      <text:p text:style-name="P5"><text:span text:style-name="T2">String home = System.getProperty(“user.home“);</text:span></text:p>
      <text:p text:style-name="P5"><text:span text:style-name="T2">Path phome = Paths.get(home);</text:span></text:p>
      <text:p text:style-name="P5"><text:span text:style-name="T2"/></text:p>
      <text:p text:style-name="P6"><text:span text:style-name="T2">try(DirectoryStream&lt;Path&gt; files = Files.newDirectoryStream(phome)){</text:span></text:p>
      <text:p text:style-name="P6"><text:span text:style-name="T2"><text:tab/>for(Path found: files){</text:span></text:p>
      <text:p text:style-name="P6"><text:span text:style-name="T2"><text:tab/><text:tab/>if(Files.isRegularFile(found) &amp;&amp; found.toString().toLowerCase().endsWith(“*.pdf“)){</text:span></text:p>
      <text:p text:style-name="P6"><text:soft-page-break/><text:span text:style-name="T2"><text:tab/><text:tab/><text:tab/></text:span><text:span text:style-name="T7">System.out.pringln(found);</text:span></text:p>
      <text:p text:style-name="P6"><text:span text:style-name="T2"><text:tab/><text:tab/>}</text:span></text:p>
      <text:p text:style-name="P7"><text:span text:style-name="T2">}</text:span></text:p>
      <text:p text:style-name="P7"><text:span text:style-name="T2">catch(IOException e){</text:span></text:p>
      <text:p text:style-name="P7"><text:span text:style-name="T2"><text:tab/>e.printStackTrace();</text:span></text:p>
      <text:p text:style-name="P7"><text:span text:style-name="T2">}</text:span></text:p>
      <text:p text:style-name="P10"><text:span text:style-name="T2"/></text:p>
      <text:p text:style-name="P3"><text:span text:style-name="T2"/></text:p>
      <text:p text:style-name="P3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4T18:32:14.271421768</meta:creation-date>
    <meta:generator>LibreOffice/5.1.6.2$Linux_X86_64 LibreOffice_project/10m0$Build-2</meta:generator>
    <dc:date>2018-11-05T09:06:56.558088989</dc:date>
    <meta:editing-duration>PT55M37S</meta:editing-duration>
    <meta:editing-cycles>7</meta:editing-cycles>
    <meta:document-statistic meta:table-count="0" meta:image-count="0" meta:object-count="0" meta:page-count="2" meta:paragraph-count="35" meta:word-count="182" meta:character-count="1576" meta:non-whitespace-character-count="1410"/>
  </office:meta>
</office:document-meta>
</file>